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blioBot – Definizione specifiche di progetto</text:p>
      <text:p text:style-name="Standard"/>
      <text:h text:style-name="Heading_20_1" text:outline-level="1">Struttura</text:h>
      <text:p text:style-name="Standard">Rover in grado di muoversi autonomamente su superficie piana per mezzo di ruote.</text:p>
      <text:p text:style-name="Standard">Capacità di superare ostacoli e spostamenti non piani da definire.</text:p>
      <text:p text:style-name="Standard">Ingombri di massima 20 x 30 x 15(h) centimetri.</text:p>
      <text:p text:style-name="Standard">Dimensione ruote ( diametro circa 40 mm)</text:p>
      <text:p text:style-name="Standard">Ruote scoperte/coperte (preferibilmente coperte che non sporgono dalla struttura) gommate</text:p>
      <text:p text:style-name="Standard">Serie di sensori per funzioni base fissi.</text:p>
      <text:p text:style-name="Standard">Luci colorate.</text:p>
      <text:p text:style-name="Standard">Supporto penna per disegnare sul piano di spostamento.</text:p>
      <text:p text:style-name="Standard">Area superiore per montaggio di Hardware per sviloppi custom con breadbord.</text:p>
      <text:p text:style-name="Standard">Piano inferiore per ospitare batterie e HW standard.</text:p>
      <text:p text:style-name="Standard"/>
      <text:h text:style-name="Heading_20_1" text:outline-level="1">Alimentazione</text:h>
      <text:p text:style-name="Standard">Alimentazione con pacco di batterie ricaricabili.</text:p>
      <text:p text:style-name="Standard">Tecnologia e capacità batterie da definire per garantire autonomia <text:s/>&gt; 1 ora. </text:p>
      <text:p text:style-name="Standard">Definizione dei limiti elettrici per gli sviluppi custom.</text:p>
      <text:p text:style-name="Standard">Circuito di ricarica batterie.</text:p>
      <text:h text:style-name="Heading_20_1" text:outline-level="1">Movimento</text:h>
      <text:p text:style-name="Text_20_body">Il rover è in grado di muoversi su superfici piane per mezzo di 2 ruote gommate comandate da due motori indipendenti, pilotati da programma, e appogiato su dui una terza ruota passiva piroettante (oppure punto di appoggio con sfera). </text:p>
      <text:p text:style-name="Text_20_body">Velocità massima di spostamento tra i 10 e 20 cm/secondo con possibilità di utilizzare velocità inferiori da programma.</text:p>
      <text:p text:style-name="Text_20_body">Da definire se le rupte attive spingono o tirano il modello.</text:p>
      <text:p text:style-name="Text_20_body">Possibilità di gestire il sollevamento penna per il disegno.</text:p>
      <text:h text:style-name="Heading_20_2" text:outline-level="2">Opzioni motori.</text:h>
      <text:p text:style-name="Standard">Di seguito alcune considerazioni sulle possibli scelte dei motori.</text:p>
      <text:p text:style-name="Standard"/>
      <text:p text:style-name="P3">NEMA (17)</text:p>
      <text:p text:style-name="Standard">Potenza elevata</text:p>
      <text:p text:style-name="Standard">Massa elevata</text:p>
      <text:p text:style-name="Standard">Alto assorbimento</text:p>
      <text:p text:style-name="Standard">Costo significativo (10€ circa)</text:p>
      <text:p text:style-name="Standard"/>
      <text:p text:style-name="P3">28BYYJ-48</text:p>
      <text:p text:style-name="Standard">Economicamente interessante 2/3 €</text:p>
      <text:p text:style-name="Standard">Demoltiplicato meccanicsmente velocità bassa (verificare la massima raggiungibile)</text:p>
      <text:p text:style-name="Standard">Richiede modifica per trasformarlo daUnipolare a Bipolare</text:p>
      <text:p text:style-name="Standard">Verifiche funzionali dopo modifica con A4988 oppure DRV8825</text:p>
      <text:p text:style-name="Text_20_body">Basso assorbimento di corrente</text:p>
      <text:p text:style-name="P3"><text:span text:style-name="T2">Motori DC</text:span> </text:p>
      <text:p text:style-name="Text_20_body">con demoltiplica meccanica pilotati PWM.</text:p>
      <text:p text:style-name="Text_20_body">(N20, TT gear, 130 DC Device Fly)</text:p>
      <text:p text:style-name="Text_20_body"/>
      <text:h text:style-name="Heading_20_1" text:outline-level="1"><text:soft-page-break/>Sensori</text:h>
      <text:p text:style-name="Standard">BiblioBot è dotato di una serie d sensori standard:</text:p>
      <text:p text:style-name="Standard"/>
      <text:p text:style-name="P1">Prossimità</text:p>
      <text:p text:style-name="Standard">Sensori di distanza/prossimità IR (<text:bookmark text:name="itemTitle2"/>TMD27713) o ultrasuoni (<text:bookmark text:name="itemTitle11"/>HC-SR04) posizionati sul perimmetro per consentire il controllo dei movimenti e di evitare ostacoli.</text:p>
      <text:p text:style-name="Standard">Sensori che “leggono” la superficie di movimento per evitare cadute su dislivelli e inseguimento linee.</text:p>
      <text:p text:style-name="Standard">Possibile utilizzo camera derivata da mouse per lettura superficie di movimento; potrebbe essere utilizzata per calcolare velocità di spostamento (PMW3360DM).</text:p>
      <text:p text:style-name="Standard"/>
      <text:p text:style-name="P1">Audio</text:p>
      <text:p text:style-name="Standard">Microfono</text:p>
      <text:p text:style-name="Standard">Buzzer/altoparlante</text:p>
      <text:p text:style-name="Standard"/>
      <text:p text:style-name="P1">Acelerometro</text:p>
      <text:p text:style-name="Standard">Giroscopio/acelerometro/bussola (9 assi BNO 055 ?)</text:p>
      <text:p text:style-name="Standard"/>
      <text:p text:style-name="P1">Posizione</text:p>
      <text:p text:style-name="Standard">GPS </text:p>
      <text:p text:style-name="Standard"/>
      <text:p text:style-name="P1">Bluetooth</text:p>
      <text:p text:style-name="Standard">HC-05/HC-06</text:p>
      <text:p text:style-name="Standard"/>
      <text:p text:style-name="P1">WiFi</text:p>
      <text:p text:style-name="Standard">ESP88266</text:p>
      <text:p text:style-name="Standard"/>
      <text:p text:style-name="P1">IR receiver</text:p>
      <text:p text:style-name="Standard">Per telecomando</text:p>
      <text:p text:style-name="Standard"/>
      <text:p text:style-name="Standard"><text:span text:style-name="T1">Sensori di contatto</text:span></text:p>
      <text:p text:style-name="Standard">Sul perimetro</text:p>
      <text:h text:style-name="Heading_20_1" text:outline-level="1">Funzioni</text:h>
      <text:p text:style-name="Standard">Micro SD card per espansione memoria</text:p>
      <text:h text:style-name="Heading_20_1" text:outline-level="1">Comportamenti standard</text:h>
      <text:p text:style-name="Standard">Movimento telecomandato (via bluetooth, WiFi o altra radiofrequenza)</text:p>
      <text:p text:style-name="Standard">App per comando da cellulare </text:p>
      <text:p text:style-name="Standard">Inseguimento linea</text:p>
      <text:p text:style-name="Standard">Movimento autonomo che rileva ed evita ostacoli</text:p>
      <text:p text:style-name="Standard">Inseguimento <text:s/>oggetto</text:p>
      <text:p text:style-name="Standard">Fugge da oggetto</text:p>
      <text:p text:style-name="Standard">Reagisce a rumore (parte si ferma)</text:p>
      <text:p text:style-name="Standard">Spavento (colore e movimento)</text:p>
      <text:p text:style-name="Standard">Percorre labirinto.</text:p>
      <text:h text:style-name="Heading_20_1" text:outline-level="1">Processore/i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Lucida Sans" style:font-size-complex="2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rico Malacrida</meta:initial-creator>
    <meta:creation-date>2017-12-14T14:06:14.39</meta:creation-date>
    <dc:date>2017-12-18T17:02:52.96</dc:date>
    <dc:creator>Enrico Malacrida</dc:creator>
    <meta:editing-duration>PT3H8M3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2" meta:paragraph-count="72" meta:word-count="411" meta:character-count="2885"/>
  </office:meta>
</office:document-meta>
</file>